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340f" officeooo:paragraph-rsid="0012340f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2340f" officeooo:paragraph-rsid="0012340f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3pt" officeooo:rsid="00136fc6" officeooo:paragraph-rsid="00136fc6" style:font-size-asian="13pt" style:font-size-complex="13pt"/>
    </style:style>
    <style:style style:name="P4" style:family="paragraph" style:parent-style-name="Standard">
      <style:text-properties fo:font-size="13pt" officeooo:rsid="0014f9c7" officeooo:paragraph-rsid="0014f9c7" style:font-size-asian="13pt" style:font-size-complex="13pt"/>
    </style:style>
    <style:style style:name="P5" style:family="paragraph" style:parent-style-name="Standard">
      <style:text-properties fo:font-size="13pt" officeooo:rsid="00161155" officeooo:paragraph-rsid="00161155" style:font-size-asian="13pt" style:font-size-complex="13pt"/>
    </style:style>
    <style:style style:name="P6" style:family="paragraph" style:parent-style-name="Standard">
      <style:text-properties fo:font-size="13pt" officeooo:rsid="0017c03f" officeooo:paragraph-rsid="0017c03f" style:font-size-asian="13pt" style:font-size-complex="13pt"/>
    </style:style>
    <style:style style:name="P7" style:family="paragraph" style:parent-style-name="Standard">
      <style:text-properties fo:font-size="13pt" officeooo:rsid="0012340f" officeooo:paragraph-rsid="00161155" style:font-size-asian="13pt" style:font-size-complex="13pt"/>
    </style:style>
    <style:style style:name="P8" style:family="paragraph" style:parent-style-name="Standard">
      <style:text-properties fo:font-size="13pt" style:text-underline-style="solid" style:text-underline-width="auto" style:text-underline-color="font-color" officeooo:rsid="00136fc6" officeooo:paragraph-rsid="00136fc6" style:font-size-asian="13pt" style:font-size-complex="13pt"/>
    </style:style>
    <style:style style:name="P9" style:family="paragraph" style:parent-style-name="Standard">
      <style:text-properties fo:font-size="13pt" style:text-underline-style="solid" style:text-underline-width="auto" style:text-underline-color="font-color" officeooo:rsid="00161155" officeooo:paragraph-rsid="00161155" style:font-size-asian="13pt" style:font-size-complex="13pt"/>
    </style:style>
    <style:style style:name="T1" style:family="text">
      <style:text-properties officeooo:rsid="00161155"/>
    </style:style>
    <style:style style:name="T2" style:family="text">
      <style:text-properties officeooo:rsid="0019a1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tructuras utilizadas</text:p>
      <text:p text:style-name="P1"/>
      <text:p text:style-name="P8">Función CrearListaNodos</text:p>
      <text:p text:style-name="P3">Crea una lista de NodoBusqueda con una valoración en función de la estrategia elegida. <text:span text:style-name="T2">Recibe una lista con los nodos sucesores, el nodo, la profundidad máxima al realizar la busqueda y la estrategia a utilizar. </text:span></text:p>
      <text:p text:style-name="P3"/>
      <text:p text:style-name="P8">Función CrearSolucion</text:p>
      <text:p text:style-name="P4"><text:span text:style-name="T2">La función recibe el último nodo de la solución y c</text:span>rea una lista de nodos <text:span text:style-name="T1">con los nodos padre. Devuelve esa lista, la cual contiene los nodos de la solución.</text:span></text:p>
      <text:p text:style-name="P4"/>
      <text:p text:style-name="P9">Función BusquedaBasica</text:p>
      <text:p text:style-name="P5">Se crea un objeto Frontera <text:s/><text:span text:style-name="T2">y el nodoBusqueda inicial. Se añade el primer nodo a la frontera, </text:span>al que se van añadiendo los objetos NodoBusqueda que se van expandiendo durante la búsqueda. <text:span text:style-name="T2">Después</text:span> devuelve una lista con todos los nodos de la solución. </text:p>
      <text:p text:style-name="P5"/>
      <text:p text:style-name="P9">Función BusquedaIncremental</text:p>
      <text:p text:style-name="P5">Utilizando la función de BusquedaBasica busca la solución incrementando la profundidad en cada búsqueda hasta que encuentre la solución o llegue a la profundidad máxima establecida.</text:p>
      <text:p text:style-name="P5"/>
      <text:p text:style-name="P6">Después de encontrar la solución, en el programa Principal imprime los datos de los nodos en un fichero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Tahoma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Tahoma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7T13:41:14.692382084</meta:creation-date>
    <meta:generator>LibreOffice/4.4.6.3$Linux_X86_64 LibreOffice_project/40m0$Build-3</meta:generator>
    <dc:date>2015-11-08T21:05:18.701363269</dc:date>
    <meta:editing-duration>PT14M30S</meta:editing-duration>
    <meta:editing-cycles>3</meta:editing-cycles>
    <meta:document-statistic meta:table-count="0" meta:image-count="0" meta:object-count="0" meta:page-count="1" meta:paragraph-count="10" meta:word-count="162" meta:character-count="1019" meta:non-whitespace-character-count="864"/>
  </office:meta>
</office:document-meta>
</file>